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2c152" officeooo:paragraph-rsid="0002c152"/>
    </style:style>
    <style:style style:name="T1" style:family="text">
      <style:text-properties officeooo:rsid="0007b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topic is trying to find an object given a dictionary using PCA and sliding window. The image is very noisy, and the object has many different forms. This topic specifically attempts to address a challenge proposed by The Nature Consevancy, where they wish to identify species caught by fishing boats to reallocate human capital for enforcement. <text:span text:style-name="T1">In order to tackle to challenge, and find the fish, a basis of fish was found by using 100 images cropped to only contain the fish. Once this basis was found, a sliding window going through a 40x40 block of the tested image was then tested against this basis. If the projection was within a threshold then the block will be treated as containing the fish. This creates a sparse representation of the image useful for further analysis. The reason that this approach was used was specifically to attempt to detect the difference between a fish and the background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8:01:03.546406887</meta:creation-date>
    <dc:date>2016-12-12T20:13:05.365348020</dc:date>
    <meta:editing-duration>PT41M8S</meta:editing-duration>
    <meta:editing-cycles>5</meta:editing-cycles>
    <meta:generator>LibreOffice/5.2.3.3$Linux_X86_64 LibreOffice_project/20$Build-3</meta:generator>
    <meta:document-statistic meta:table-count="0" meta:image-count="0" meta:object-count="0" meta:page-count="1" meta:paragraph-count="1" meta:word-count="156" meta:character-count="910" meta:non-whitespace-character-count="755"/>
  </office:meta>
</office:document-meta>
</file>